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3488" calcext:value-type="float">
            <text:p>111.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5952" calcext:value-type="float">
            <text:p>110.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2424" calcext:value-type="float">
            <text:p>110.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21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3176" calcext:value-type="float">
            <text:p>109.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1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9648" calcext:value-type="float">
            <text:p>108.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19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7456" calcext:value-type="float">
            <text:p>108.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5264" calcext:value-type="float">
            <text:p>108.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0024" calcext:value-type="float">
            <text:p>108.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18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8688" calcext:value-type="float">
            <text:p>108.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18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8688" calcext:value-type="float">
            <text:p>108.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18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8688" calcext:value-type="float">
            <text:p>108.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18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4304" calcext:value-type="float">
            <text:p>108.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18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516" calcext:value-type="float">
            <text:p>108.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1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4304" calcext:value-type="float">
            <text:p>108.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1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4304" calcext:value-type="float">
            <text:p>108.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17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6872" calcext:value-type="float">
            <text:p>107.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17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9064" calcext:value-type="float">
            <text:p>107.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17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9064" calcext:value-type="float">
            <text:p>107.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1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8104" calcext:value-type="float">
            <text:p>107.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16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8104" calcext:value-type="float">
            <text:p>107.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16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8104" calcext:value-type="float">
            <text:p>107.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16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5056" calcext:value-type="float">
            <text:p>107.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16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5056" calcext:value-type="float">
            <text:p>107.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16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2008" calcext:value-type="float">
            <text:p>107.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16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5056" calcext:value-type="float">
            <text:p>107.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16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2864" calcext:value-type="float">
            <text:p>107.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15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2864" calcext:value-type="float">
            <text:p>107.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1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9816" calcext:value-type="float">
            <text:p>107.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1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9816" calcext:value-type="float">
            <text:p>107.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1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4576" calcext:value-type="float">
            <text:p>107.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24" calcext:value-type="float">
            <text:p>106.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1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0192" calcext:value-type="float">
            <text:p>106.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1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8" calcext:value-type="float">
            <text:p>106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1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8" calcext:value-type="float">
            <text:p>106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1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1904" calcext:value-type="float">
            <text:p>106.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1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8" calcext:value-type="float">
            <text:p>106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1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6664" calcext:value-type="float">
            <text:p>106.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1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5808" calcext:value-type="float">
            <text:p>106.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1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3616" calcext:value-type="float">
            <text:p>106.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1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752" calcext:value-type="float">
            <text:p>106.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1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8" calcext:value-type="float">
            <text:p>106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1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1424" calcext:value-type="float">
            <text:p>106.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1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3992" calcext:value-type="float">
            <text:p>106.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1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5224" calcext:value-type="float">
            <text:p>105.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1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0088" calcext:value-type="float">
            <text:p>106.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1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9128" calcext:value-type="float">
            <text:p>105.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1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608" calcext:value-type="float">
            <text:p>105.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1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4744" calcext:value-type="float">
            <text:p>105.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1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7792" calcext:value-type="float">
            <text:p>105.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1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1696" calcext:value-type="float">
            <text:p>105.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1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512" calcext:value-type="float">
            <text:p>104.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1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56" calcext:value-type="float">
            <text:p>105.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1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2072" calcext:value-type="float">
            <text:p>104.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1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2928" calcext:value-type="float">
            <text:p>104.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1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988" calcext:value-type="float">
            <text:p>104.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1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988" calcext:value-type="float">
            <text:p>104.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1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6832" calcext:value-type="float">
            <text:p>104.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1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0736" calcext:value-type="float">
            <text:p>104.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1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3784" calcext:value-type="float">
            <text:p>104.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1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448" calcext:value-type="float">
            <text:p>104.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11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94" calcext:value-type="float">
            <text:p>104.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5496" calcext:value-type="float">
            <text:p>104.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10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448" calcext:value-type="float">
            <text:p>104.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1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352" calcext:value-type="float">
            <text:p>104.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1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7208" calcext:value-type="float">
            <text:p>104.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1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0256" calcext:value-type="float">
            <text:p>104.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1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7208" calcext:value-type="float">
            <text:p>104.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1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352" calcext:value-type="float">
            <text:p>104.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1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5016" calcext:value-type="float">
            <text:p>104.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1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0256" calcext:value-type="float">
            <text:p>104.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0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5016" calcext:value-type="float">
            <text:p>104.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0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5016" calcext:value-type="float">
            <text:p>104.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0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892" calcext:value-type="float">
            <text:p>104.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0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1968" calcext:value-type="float">
            <text:p>104.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0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1968" calcext:value-type="float">
            <text:p>104.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09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892" calcext:value-type="float">
            <text:p>104.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0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1112" calcext:value-type="float">
            <text:p>104.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0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1968" calcext:value-type="float">
            <text:p>104.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08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5016" calcext:value-type="float">
            <text:p>104.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0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5872" calcext:value-type="float">
            <text:p>104.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0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892" calcext:value-type="float">
            <text:p>104.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08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892" calcext:value-type="float">
            <text:p>104.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0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6728" calcext:value-type="float">
            <text:p>103.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0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892" calcext:value-type="float">
            <text:p>104.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08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892" calcext:value-type="float">
            <text:p>104.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0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536" calcext:value-type="float">
            <text:p>103.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08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1968" calcext:value-type="float">
            <text:p>104.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08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584" calcext:value-type="float">
            <text:p>103.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07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892" calcext:value-type="float">
            <text:p>104.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0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6728" calcext:value-type="float">
            <text:p>103.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0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9776" calcext:value-type="float">
            <text:p>103.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06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68" calcext:value-type="float">
            <text:p>103.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06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632" calcext:value-type="float">
            <text:p>103.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06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6728" calcext:value-type="float">
            <text:p>103.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0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632" calcext:value-type="float">
            <text:p>103.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06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632" calcext:value-type="float">
            <text:p>103.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06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584" calcext:value-type="float">
            <text:p>103.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06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536" calcext:value-type="float">
            <text:p>103.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0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68" calcext:value-type="float">
            <text:p>103.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0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488" calcext:value-type="float">
            <text:p>103.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0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5392" calcext:value-type="float">
            <text:p>103.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0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9296" calcext:value-type="float">
            <text:p>103.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0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844" calcext:value-type="float">
            <text:p>103.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0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584" calcext:value-type="float">
            <text:p>103.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0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5392" calcext:value-type="float">
            <text:p>103.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0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9296" calcext:value-type="float">
            <text:p>103.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0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68" calcext:value-type="float">
            <text:p>103.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0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7104" calcext:value-type="float">
            <text:p>103.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0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32" calcext:value-type="float">
            <text:p>103.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0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6248" calcext:value-type="float">
            <text:p>103.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0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32" calcext:value-type="float">
            <text:p>103.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0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0152" calcext:value-type="float">
            <text:p>103.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350</text:p>
          </table:table-cell>
          <table:table-cell office:value-type="string" calcext:value-type="string">
            <text:p>200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9296" calcext:value-type="float">
            <text:p>103.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26" meta:object-count="0"/>
    <meta:user-defined meta:name="AppVersion">3.0</meta:user-defined>
  </office:meta>
</office:document-meta>
</file>